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06FA0D62E8CD131B83F.png" manifest:media-type="image/png"/>
  <manifest:file-entry manifest:full-path="Pictures/1000020100000130000000CA0CA323D213DB5458.png" manifest:media-type="image/png"/>
  <manifest:file-entry manifest:full-path="Pictures/100002010000022B00000134375A95DC8EC7168F.png" manifest:media-type="image/png"/>
  <manifest:file-entry manifest:full-path="Pictures/100002010000023A000001F528FEB2253E21E77E.png" manifest:media-type="image/png"/>
  <manifest:file-entry manifest:full-path="Pictures/10000201000001CD0000010764563989FF75DB5F.png" manifest:media-type="image/png"/>
  <manifest:file-entry manifest:full-path="Pictures/10000201000001E900000101E907259E918CDA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2.8146in" svg:y="-0.6583in" svg:width="4.4173in" svg:height="2.3217in" draw:z-index="1"><draw:image xlink:href="Pictures/10000201000001E900000101E907259E918CDA86.png" xlink:type="simple" xlink:show="embed" xlink:actuate="onLoad" loext:mime-type="image/png"/></draw:frame><draw:frame draw:style-name="fr1" draw:name="Image6" text:anchor-type="char" svg:x="-0.4366in" svg:y="-0.478in" svg:width="3.4382in" svg:height="1.9618in" draw:z-index="4"><draw:image xlink:href="Pictures/10000201000001CD0000010764563989FF75DB5F.png" xlink:type="simple" xlink:show="embed" xlink:actuate="onLoad" loext:mime-type="image/png"/></draw:frame><draw:frame draw:style-name="fr1" draw:name="Image3" text:anchor-type="char" svg:x="-0.4366in" svg:y="1.5835in" svg:width="4.6965in" svg:height="4.1283in" draw:z-index="2"><draw:image xlink:href="Pictures/100002010000023A000001F528FEB2253E21E77E.png" xlink:type="simple" xlink:show="embed" xlink:actuate="onLoad" loext:mime-type="image/png"/></draw:frame><text:span text:style-name="T1"/></text:p>
      <text:p text:style-name="Standard"><draw:frame draw:style-name="fr1" draw:name="Image1" text:anchor-type="char" svg:x="4.3291in" svg:y="0.2028in" svg:width="2.9047in" svg:height="1.9307in" draw:z-index="0"><draw:image xlink:href="Pictures/1000020100000130000000CA0CA323D213DB54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5484in" svg:y="2.9189in" svg:width="4.7862in" svg:height="2.6563in" draw:z-index="3"><draw:image xlink:href="Pictures/100002010000022B00000134375A95DC8EC7168F.png" xlink:type="simple" xlink:show="embed" xlink:actuate="onLoad" loext:mime-type="image/png"/></draw:frame><draw:frame draw:style-name="fr1" draw:name="Image7" text:anchor-type="char" svg:x="-0.4492in" svg:y="5.7102in" svg:width="4.7709in" svg:height="1.1563in" draw:z-index="5"><draw:image xlink:href="Pictures/10000201000001CA0000006FA0D62E8CD131B8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1:07:43.423956250</meta:creation-date>
    <dc:date>2021-09-06T13:15:12.962570123</dc:date>
    <meta:editing-duration>PT1H11M41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